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0B04899CA4B8C5EB86C.png" manifest:media-type="image/png"/>
  <manifest:file-entry manifest:full-path="Pictures/1000020100000231000000E821939B4AA10A419F.png" manifest:media-type="image/png"/>
  <manifest:file-entry manifest:full-path="Pictures/1000020100000188000000DC953B2EA258746DEE.png" manifest:media-type="image/png"/>
  <manifest:file-entry manifest:full-path="Pictures/100002010000028B000003B0E51E3ADEE948C6A8.png" manifest:media-type="image/png"/>
  <manifest:file-entry manifest:full-path="Pictures/100002010000078000000438CCE34B5AC335FC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0ddf" officeooo:paragraph-rsid="00030ddf"/>
    </style:style>
    <style:style style:name="P2" style:family="paragraph" style:parent-style-name="Standard">
      <style:paragraph-properties fo:text-align="center" style:justify-single-word="false"/>
      <style:text-properties officeooo:rsid="00030ddf" officeooo:paragraph-rsid="00030ddf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030ddf" officeooo:paragraph-rsid="00030d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86cm, 31.166cm, 0cm, 1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ya Bhowmick</text:p>
      <text:p text:style-name="P1">22112007</text:p>
      <text:p text:style-name="P1">4 Bsc Ds</text:p>
      <text:p text:style-name="P1"/>
      <text:p text:style-name="P2">NOSQL CLASS TEST</text:p>
      <text:p text:style-name="P2"/>
      <text:p text:style-name="P2"><draw:frame draw:style-name="fr3" draw:name="Image1" text:anchor-type="char" svg:x="1.621cm" svg:y="2.258cm" svg:width="13.545cm" svg:height="17.411cm" draw:z-index="0"><draw:image xlink:href="Pictures/100002010000078000000438CCE34B5AC335FC1D.png" xlink:type="simple" xlink:show="embed" xlink:actuate="onLoad" loext:mime-type="image/png"/></draw:frame></text:p>
      <text:p text:style-name="P3"><draw:frame draw:style-name="fr1" draw:name="Image2" text:anchor-type="char" svg:x="0.106cm" svg:y="0.885cm" svg:width="17cm" svg:height="24.65cm" draw:z-index="1"><draw:image xlink:href="Pictures/100002010000028B000003B0E51E3ADEE948C6A8.png" xlink:type="simple" xlink:show="embed" xlink:actuate="onLoad" loext:mime-type="image/png"/></draw:frame></text:p>
      <text:p text:style-name="P3"><draw:frame draw:style-name="fr2" draw:name="Image3" text:anchor-type="char" svg:width="12.522cm" svg:height="7.027cm" draw:z-index="2"><draw:image xlink:href="Pictures/1000020100000188000000DC953B2EA258746DEE.png" xlink:type="simple" xlink:show="embed" xlink:actuate="onLoad" loext:mime-type="image/png"/></draw:frame><draw:frame draw:style-name="fr1" draw:name="Image4" text:anchor-type="char" svg:x="0.312cm" svg:y="8.599cm" svg:width="14.843cm" svg:height="6.138cm" draw:z-index="3"><draw:image xlink:href="Pictures/1000020100000231000000E821939B4AA10A419F.png" xlink:type="simple" xlink:show="embed" xlink:actuate="onLoad" loext:mime-type="image/png"/></draw:frame><draw:frame draw:style-name="fr1" draw:name="Image5" text:anchor-type="char" svg:x="-0.769cm" svg:y="17.383cm" svg:width="18.868cm" svg:height="3.177cm" draw:z-index="4"><draw:image xlink:href="Pictures/1000020100000415000000B04899CA4B8C5EB8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2T14:44:56.111871622</meta:creation-date>
    <dc:date>2024-03-02T14:51:01.837271513</dc:date>
    <meta:editing-duration>PT6M6S</meta:editing-duration>
    <meta:editing-cycles>1</meta:editing-cycles>
    <meta:document-statistic meta:table-count="0" meta:image-count="5" meta:object-count="0" meta:page-count="3" meta:paragraph-count="4" meta:word-count="9" meta:character-count="45" meta:non-whitespace-character-count="40"/>
    <meta:generator>LibreOffice/6.4.7.2$Linux_X86_64 LibreOffice_project/40$Build-2</meta:generator>
  </office:meta>
</office:document-meta>
</file>